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3B000001F4000001F4DBA04ECDD931C1B9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nver 2024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9.134cm" svg:height="9.134cm" svg:x="9.432cm" svg:y="3.685cm" presentation:class="graphic">
          <draw:image xlink:href="Pictures/1000003B000001F4000001F4DBA04ECDD931C1B9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03T14:02:01.732000000</meta:creation-date>
    <dc:date>2024-05-03T14:03:38.502000000</dc:date>
    <meta:editing-duration>PT1M38S</meta:editing-duration>
    <meta:editing-cycles>1</meta:editing-cycles>
    <meta:document-statistic meta:object-count="29"/>
    <meta:generator>LibreOffice/7.3.5.2$Windows_X86_64 LibreOffice_project/184fe81b8c8c30d8b5082578aee2fed2ea847c01</meta:generator>
  </office:meta>
</office:document-meta>
</file>